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svg:stroke-width="0.106cm" svg:stroke-color="#ff0000" draw:marker-start-width="0.359cm" draw:marker-end-width="0.359cm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81cm" svg:stroke-color="#000000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66ff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33ff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textarea-horizontal-align="justify" draw:textarea-vertical-align="top" draw:auto-grow-height="false" fo:min-height="0cm" fo:min-width="0cm" fo:wrap-option="no-wrap"/>
    </style:style>
    <style:style style:name="gr13" style:family="graphic" style:parent-style-name="objectwithoutfill">
      <style:graphic-properties svg:stroke-width="0.053cm" svg:stroke-color="#000000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81cm" svg:stroke-color="#ff33ff" draw:marker-start-width="0.321cm" draw:marker-end="Symmetric_20_Arrow" draw:marker-end-width="0.421cm" draw:fill="none" draw:textarea-vertical-align="middle" fo:padding-top="0.165cm" fo:padding-bottom="0.165cm" fo:padding-left="0.29cm" fo:padding-right="0.29cm" draw:shadow="visible"/>
    </style:style>
    <style:style style:name="gr15" style:family="graphic" style:parent-style-name="objectwithoutfill">
      <style:graphic-properties svg:stroke-width="0.053cm" svg:stroke-color="#ff33ff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0000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Symmetric_20_Arrow" draw:marker-end-width="0.421cm" draw:fill="none" draw:textarea-vertical-align="middle" fo:padding-top="0.165cm" fo:padding-bottom="0.165cm" fo:padding-left="0.29cm" fo:padding-right="0.29cm" draw:shadow="visible"/>
    </style:style>
    <style:style style:name="gr19" style:family="graphic" style:parent-style-name="objectwithoutfill">
      <style:graphic-properties svg:stroke-width="0.053cm" svg:stroke-color="#993366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9933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2" style:family="graphic" style:parent-style-name="standard">
      <style:graphic-properties svg:stroke-width="0.081cm" svg:stroke-color="#ff3300" draw:marker-start-width="0.321cm" draw:marker-end-width="0.321cm" draw:fill-color="#ccff00" draw:textarea-horizontal-align="justify" draw:textarea-vertical-align="top" draw:auto-grow-height="false" fo:min-height="0cm" fo:min-width="0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3300" draw:marker-start-width="0.321cm" draw:marker-end-width="0.321cm" draw:fill-color="#ccff00" draw:textarea-horizontal-align="justify" draw:textarea-vertical-align="middle" draw:auto-grow-height="false" fo:min-height="0cm" fo:min-width="0cm" fo:padding-top="0.165cm" fo:padding-bottom="0.165cm" fo:padding-left="0.29cm" fo:padding-right="0.29cm" draw:shadow="visible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ccff99" draw:textarea-horizontal-align="justify" draw:textarea-vertical-align="top" draw:auto-grow-height="false" fo:min-height="0cm" fo:min-width="0cm"/>
    </style:style>
    <style:style style:name="gr2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7cm" svg:height="2.2cm" svg:x="7cm" svg:y="13.75cm">
          <text:p text:style-name="P1">history 問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預設">
        <draw:custom-shape draw:style-name="gr1" draw:text-style-name="P1" draw:layer="layout" svg:width="9.8cm" svg:height="1.6cm" svg:x="0cm" svg:y="0cm">
          <text:p text:style-name="P1">history</text:p>
          <draw:enhanced-geometry svg:viewBox="0 0 21600 21600" draw:text-areas="0 0 21600 21600" draw:type="pentagon-right" draw:modifiers="19393.9393939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" draw:id="id1" draw:layer="layout" svg:width="1.1cm" svg:height="1.1cm" svg:x="1cm" svg:y="2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cm" svg:height="1.1cm" svg:x="4.6cm" svg:y="2.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1cm" svg:height="1.1cm" svg:x="8cm" svg:y="2.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1cm" svg:height="1.1cm" svg:x="12.1cm" svg:y="2.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939cm" svg:y1="2.961cm" svg:x2="4.761cm" svg:y2="2.961cm" draw:start-shape="id1" draw:start-glue-point="11" draw:end-shape="id2" draw:end-glue-point="5" svg:d="M1939 2961h2822">
          <text:p/>
        </draw:connector>
        <draw:connector draw:style-name="gr4" draw:text-style-name="P1" draw:layer="layout" draw:type="curve" svg:x1="5.539cm" svg:y1="2.961cm" svg:x2="8.161cm" svg:y2="2.961cm" draw:start-shape="id2" draw:start-glue-point="11" draw:end-shape="id3" draw:end-glue-point="5" svg:d="M5539 2961h2622">
          <text:p/>
        </draw:connector>
        <draw:connector draw:style-name="gr4" draw:text-style-name="P1" draw:layer="layout" draw:type="curve" svg:x1="8.939cm" svg:y1="2.961cm" svg:x2="12.261cm" svg:y2="2.961cm" draw:start-shape="id3" draw:start-glue-point="11" draw:end-shape="id4" draw:end-glue-point="5" svg:d="M8939 2961h3322">
          <text:p/>
        </draw:connector>
        <draw:custom-shape draw:style-name="gr5" draw:text-style-name="P1" xml:id="id5" draw:id="id5" draw:layer="layout" svg:width="1.1cm" svg:height="1.1cm" svg:x="8cm" svg:y="5.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1cm" svg:height="1.1cm" svg:x="12.1cm" svg:y="5.9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539cm" svg:y1="3.739cm" svg:x2="8cm" svg:y2="6.45cm" draw:start-shape="id2" draw:start-glue-point="9" draw:end-shape="id5" draw:end-glue-point="6" svg:d="M5539 3739c2116 0 886 2711 2461 2711">
          <text:p/>
        </draw:connector>
        <draw:connector draw:style-name="gr4" draw:text-style-name="P1" draw:layer="layout" draw:type="curve" svg:x1="8.939cm" svg:y1="6.061cm" svg:x2="12.261cm" svg:y2="6.061cm" draw:start-shape="id5" draw:start-glue-point="11" draw:end-shape="id6" draw:end-glue-point="5" svg:d="M8939 6061h3322">
          <text:p/>
        </draw:connector>
        <draw:connector draw:style-name="gr6" draw:text-style-name="P1" draw:layer="layout" draw:type="curve" svg:x1="12.261cm" svg:y1="3.739cm" svg:x2="8.939cm" svg:y2="3.739cm" draw:start-shape="id4" draw:start-glue-point="7" draw:end-shape="id3" draw:end-glue-point="9" svg:d="M12261 3739h-3322">
          <text:p/>
        </draw:connector>
        <draw:connector draw:style-name="gr6" draw:text-style-name="P1" draw:layer="layout" draw:type="curve" svg:x1="8.161cm" svg:y1="3.739cm" svg:x2="5.539cm" svg:y2="3.739cm" draw:start-shape="id3" draw:start-glue-point="7" draw:end-shape="id2" draw:end-glue-point="9" svg:d="M8161 3739h-2622">
          <text:p/>
        </draw:connector>
        <draw:custom-shape draw:style-name="gr7" draw:text-style-name="P3" draw:layer="layout" svg:width="13.7cm" svg:height="6.7cm" svg:x="1cm" svg:y="7.5cm">
          <text:p text:style-name="P2"><text:span text:style-name="T1">瀏覽器規則</text:span></text:p>
          <text:p text:style-name="P2"><text:span text:style-name="T1"/></text:p>
          <text:p text:style-name="P2"><text:span text:style-name="T1">當來到 </text:span><text:span text:style-name="T1">e :</text:span></text:p>
          <text:p text:style-name="P2"><text:span text:style-name="T1">c, d</text:span><text:span text:style-name="T1">就會被刪除</text:span></text:p>
          <text:p text:style-name="P2"><text:span text:style-name="T1"/></text:p>
          <text:p text:style-name="P2"><text:span text:style-name="T1">c,d </text:span><text:span text:style-name="T1">的時間，會是在 </text:span><text:span text:style-name="T1">b, e</text:span><text:span text:style-name="T1">之間</text:span></text:p>
          <text:p text:style-name="P2"><text:span text:style-name="T1"/></text:p>
          <text:p text:style-name="P2"><text:span text:style-name="T1">history </text:span><text:span text:style-name="T1">預設是無法得知是</text:span><text:span text:style-name="T1">, next, prev </text:span></text:p>
          <draw:enhanced-geometry svg:viewBox="0 0 21600 21600" draw:path-stretchpoint-x="10800" draw:path-stretchpoint-y="10800" draw:text-areas="?f3 ?f4 ?f5 ?f6" draw:type="round-rectangle" draw:modifiers="1711.62513057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0.8cm" svg:height="0.8cm" svg:x="1cm" svg:y="17.8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cm" svg:height="0.8cm" svg:x="3.3cm" svg:y="17.8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cm" svg:height="0.8cm" svg:x="5.7cm" svg:y="17.8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cm" svg:height="0.8cm" svg:x="16.4cm" svg:y="17.85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cm" svg:height="0.8cm" svg:x="18.9cm" svg:y="17.8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0.9cm" svg:height="0.9cm" svg:x="8.3cm" svg:y="17.8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0.9cm" svg:height="0.9cm" svg:x="11cm" svg:y="17.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0.9cm" svg:height="0.9cm" svg:x="13.5cm" svg:y="17.8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cm" svg:height="1.2cm" svg:x="1cm" svg:y="15.6cm">
          <text:p text:style-name="P1">狀況1</text:p>
          <draw:enhanced-geometry svg:viewBox="0 0 21600 21600" draw:text-areas="0 0 21600 21600" draw:type="pentagon-right" draw:modifiers="19881.578089338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draw:type="curve" svg:x1="1.4cm" svg:y1="17.85cm" svg:x2="3.417cm" svg:y2="17.967cm" draw:start-shape="id7" draw:start-glue-point="4" draw:end-shape="id8" draw:end-glue-point="5" svg:d="M1400 17850c0-751 2017-810 2017 117">
          <text:p/>
        </draw:connector>
        <draw:connector draw:style-name="gr8" draw:text-style-name="P1" draw:layer="layout" draw:type="curve" svg:x1="3.7cm" svg:y1="17.85cm" svg:x2="5.817cm" svg:y2="17.967cm" draw:start-shape="id8" draw:start-glue-point="4" draw:end-shape="id9" draw:end-glue-point="5" svg:d="M3700 17850c0-751 2117-810 2117 117">
          <text:p/>
        </draw:connector>
        <draw:connector draw:style-name="gr8" draw:text-style-name="P1" draw:layer="layout" draw:type="curve" svg:x1="6.1cm" svg:y1="17.85cm" svg:x2="8.75cm" svg:y2="17.8cm" draw:start-shape="id9" draw:start-glue-point="4" draw:end-shape="id10" svg:d="M6100 17850c0-826 2650-801 2650-50">
          <text:p/>
        </draw:connector>
        <draw:connector draw:style-name="gr8" draw:text-style-name="P1" draw:layer="layout" draw:type="curve" svg:x1="8.75cm" svg:y1="17.8cm" svg:x2="11.45cm" svg:y2="17.8cm" draw:start-shape="id10" draw:start-glue-point="0" draw:end-shape="id11" draw:end-glue-point="0" svg:d="M8750 17800c0-751 2700-751 2700 0">
          <text:p/>
        </draw:connector>
        <draw:connector draw:style-name="gr8" draw:text-style-name="P1" draw:layer="layout" draw:type="curve" svg:x1="11.45cm" svg:y1="17.8cm" svg:x2="13.95cm" svg:y2="17.8cm" draw:start-shape="id11" draw:start-glue-point="0" draw:end-shape="id12" draw:end-glue-point="0" svg:d="M11450 17800c0-751 2500-751 2500 0">
          <text:p/>
        </draw:connector>
        <draw:connector draw:style-name="gr8" draw:text-style-name="P1" draw:layer="layout" draw:type="curve" svg:x1="13.95cm" svg:y1="17.8cm" svg:x2="16.517cm" svg:y2="17.967cm" draw:start-shape="id12" draw:start-glue-point="0" draw:end-shape="id13" draw:end-glue-point="5" svg:d="M13950 17800c0-751 2567-835 2567 167">
          <text:p/>
        </draw:connector>
        <draw:connector draw:style-name="gr8" draw:text-style-name="P1" draw:layer="layout" draw:type="curve" svg:x1="17.083cm" svg:y1="17.967cm" svg:x2="19.017cm" svg:y2="17.967cm" draw:start-shape="id13" draw:start-glue-point="11" draw:end-shape="id14" draw:end-glue-point="5" svg:d="M17083 17967h1934">
          <text:p/>
        </draw:connector>
        <draw:custom-shape draw:style-name="gr5" draw:text-style-name="P1" xml:id="id17" draw:id="id17" draw:layer="layout" svg:width="0.9cm" svg:height="0.9cm" svg:x="11cm" svg:y="23.1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5" draw:text-style-name="P1" xml:id="id18" draw:id="id18" draw:layer="layout" svg:width="0.9cm" svg:height="0.9cm" svg:x="13.5cm" svg:y="23.1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0.8cm" svg:height="0.8cm" svg:x="13.8cm" svg:y="20.6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cm" svg:height="0.8cm" svg:x="16.3cm" svg:y="20.6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4.483cm" svg:y1="20.717cm" svg:x2="16.417cm" svg:y2="20.717cm" draw:start-shape="id15" draw:start-glue-point="11" draw:end-shape="id16" draw:end-glue-point="5" svg:d="M14483 20717h1934">
          <text:p/>
        </draw:connector>
        <draw:connector draw:style-name="gr9" draw:text-style-name="P1" draw:layer="layout" draw:type="curve" svg:x1="11.45cm" svg:y1="18.7cm" svg:x2="13.8cm" svg:y2="21cm" draw:start-shape="id11" draw:start-glue-point="2" draw:end-shape="id15" draw:end-glue-point="6" svg:d="M11450 18700c0 1534 783 2300 2350 2300">
          <text:p/>
        </draw:connector>
        <draw:connector draw:style-name="gr10" draw:text-style-name="P1" draw:layer="layout" draw:type="curve" svg:x1="19.017cm" svg:y1="18.533cm" svg:x2="17.083cm" svg:y2="18.533cm" draw:start-shape="id14" draw:start-glue-point="7" draw:end-shape="id13" draw:end-glue-point="9" svg:d="M19017 18533h-1934">
          <text:p/>
        </draw:connector>
        <draw:connector draw:style-name="gr10" draw:text-style-name="P1" draw:layer="layout" draw:type="curve" svg:x1="16.517cm" svg:y1="18.533cm" svg:x2="13.95cm" svg:y2="18.7cm" draw:start-shape="id13" draw:start-glue-point="7" draw:end-shape="id12" draw:end-glue-point="2" svg:d="M16517 18533c0 1002-2567 918-2567 167">
          <text:p/>
        </draw:connector>
        <draw:connector draw:style-name="gr10" draw:text-style-name="P1" draw:layer="layout" draw:type="curve" svg:x1="13.95cm" svg:y1="18.7cm" svg:x2="11.45cm" svg:y2="18.7cm" draw:start-shape="id12" draw:start-glue-point="2" draw:end-shape="id11" draw:end-glue-point="2" svg:d="M13950 18700c0 751-2500 751-2500 0">
          <text:p/>
        </draw:connector>
        <draw:connector draw:style-name="gr11" draw:text-style-name="P1" draw:layer="layout" draw:type="curve" svg:x1="16.417cm" svg:y1="21.283cm" svg:x2="14.483cm" svg:y2="21.283cm" draw:start-shape="id16" draw:start-glue-point="7" draw:end-shape="id15" draw:end-glue-point="9" svg:d="M16417 21283h-1934">
          <text:p/>
        </draw:connector>
        <draw:connector draw:style-name="gr11" draw:text-style-name="P1" draw:layer="layout" draw:type="curve" svg:x1="13.917cm" svg:y1="21.283cm" svg:x2="11.45cm" svg:y2="18.7cm" draw:start-shape="id15" draw:start-glue-point="7" draw:end-shape="id11" draw:end-glue-point="2" svg:d="M13917 21283c-1645 0-2467-861-2467-2583">
          <text:p/>
        </draw:connector>
        <draw:connector draw:style-name="gr11" draw:text-style-name="P1" draw:layer="layout" draw:type="curve" svg:x1="11.45cm" svg:y1="18.7cm" svg:x2="8.75cm" svg:y2="18.7cm" draw:start-shape="id11" draw:start-glue-point="2" draw:end-shape="id10" draw:end-glue-point="2" svg:d="M11450 18700c0 751-2700 751-2700 0">
          <text:p/>
        </draw:connector>
        <draw:connector draw:style-name="gr9" draw:text-style-name="P1" draw:layer="layout" draw:type="curve" svg:x1="8.75cm" svg:y1="18.7cm" svg:x2="11cm" svg:y2="23.55cm" draw:start-shape="id10" draw:start-glue-point="2" draw:end-shape="id17" draw:end-glue-point="3" svg:d="M8750 18700c0 3234 750 4850 2250 4850">
          <text:p/>
        </draw:connector>
        <draw:connector draw:style-name="gr9" draw:text-style-name="P1" draw:layer="layout" draw:type="curve" svg:x1="11.45cm" svg:y1="23.1cm" svg:x2="13.95cm" svg:y2="23.1cm" draw:start-shape="id17" draw:start-glue-point="0" draw:end-shape="id18" draw:end-glue-point="0" svg:d="M11450 23100c0-751 2500-751 2500 0">
          <text:p/>
        </draw:connector>
        <draw:custom-shape draw:style-name="gr1" draw:text-style-name="P1" draw:layer="layout" svg:width="0.8cm" svg:height="0.8cm" svg:x="1cm" svg:y="20.5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cm" svg:height="0.9cm" svg:x="1cm" svg:y="22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.4cm" svg:height="1.1cm" svg:x="2.9cm" svg:y="20.4cm">
          <text:p text:style-name="P2"><text:span text:style-name="T2">有</text:span><text:span text:style-name="T2">his</text:span><text:span text:style-name="T2">數據記錄</text:span></text:p>
          <draw:enhanced-geometry svg:viewBox="0 0 21600 21600" draw:text-areas="800 800 20800 20800" draw:type="round-rectangular-callout" draw:modifiers="-4083.24384373264 12320.4359673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5.4cm" svg:height="1.1cm" svg:x="2.9cm" svg:y="22.4cm">
          <text:p text:style-name="P2"><text:span text:style-name="T2">無</text:span><text:span text:style-name="T2">his</text:span><text:span text:style-name="T2">數據記錄</text:span></text:p>
          <draw:enhanced-geometry svg:viewBox="0 0 21600 21600" draw:text-areas="800 800 20800 20800" draw:type="round-rectangular-callout" draw:modifiers="-4083.24384373264 12320.4359673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19" draw:id="id19" draw:layer="layout" svg:width="0.8cm" svg:height="0.8cm" svg:x="16.1cm" svg:y="23.15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cm" svg:height="0.8cm" svg:x="18.6cm" svg:y="23.15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13.95cm" svg:y1="23.1cm" svg:x2="16.217cm" svg:y2="23.267cm" draw:start-shape="id18" draw:start-glue-point="0" draw:end-shape="id19" draw:end-glue-point="5" svg:d="M13950 23100c0-751 2267-835 2267 167">
          <text:p/>
        </draw:connector>
        <draw:connector draw:style-name="gr13" draw:text-style-name="P1" draw:layer="layout" draw:type="curve" svg:x1="16.783cm" svg:y1="23.267cm" svg:x2="18.717cm" svg:y2="23.267cm" draw:start-shape="id19" draw:start-glue-point="11" draw:end-shape="id20" draw:end-glue-point="5" svg:d="M16783 23267h1934">
          <text:p/>
        </draw:connector>
      </draw:page>
      <draw:page draw:name="page3" draw:style-name="dp1" draw:master-page-name="預設">
        <draw:custom-shape draw:style-name="gr1" draw:text-style-name="P1" xml:id="id21" draw:id="id21" draw:layer="layout" svg:width="0.8cm" svg:height="0.8cm" svg:x="1cm" svg:y="2.6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8cm" svg:height="0.8cm" svg:x="3.3cm" svg:y="2.6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8cm" svg:height="0.8cm" svg:x="5.7cm" svg:y="2.6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8cm" svg:height="0.8cm" svg:x="16.4cm" svg:y="2.65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8cm" svg:height="0.8cm" svg:x="18.9cm" svg:y="2.6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4" draw:id="id24" draw:layer="layout" svg:width="0.9cm" svg:height="0.9cm" svg:x="8.3cm" svg:y="2.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5" draw:text-style-name="P1" xml:id="id25" draw:id="id25" draw:layer="layout" svg:width="0.9cm" svg:height="0.9cm" svg:x="11cm" svg:y="2.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xml:id="id26" draw:id="id26" draw:layer="layout" svg:width="0.9cm" svg:height="0.9cm" svg:x="13.5cm" svg:y="2.6cm">
          <text:p text:style-name="P1">f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.4cm" svg:y1="2.65cm" svg:x2="3.417cm" svg:y2="2.767cm" draw:start-shape="id21" draw:start-glue-point="4" draw:end-shape="id22" draw:end-glue-point="5" svg:d="M1400 2650c0-751 2017-810 2017 117">
          <text:p/>
        </draw:connector>
        <draw:connector draw:style-name="gr8" draw:text-style-name="P1" draw:layer="layout" draw:type="curve" svg:x1="3.7cm" svg:y1="2.65cm" svg:x2="5.817cm" svg:y2="2.767cm" draw:start-shape="id22" draw:start-glue-point="4" draw:end-shape="id23" draw:end-glue-point="5" svg:d="M3700 2650c0-751 2117-810 2117 117">
          <text:p/>
        </draw:connector>
        <draw:connector draw:style-name="gr8" draw:text-style-name="P1" draw:layer="layout" draw:type="curve" svg:x1="6.1cm" svg:y1="2.65cm" svg:x2="8.75cm" svg:y2="2.6cm" draw:start-shape="id23" draw:start-glue-point="4" draw:end-shape="id24" svg:d="M6100 2650c0-826 2650-801 2650-50">
          <text:p/>
        </draw:connector>
        <draw:connector draw:style-name="gr8" draw:text-style-name="P1" draw:layer="layout" draw:type="curve" svg:x1="8.75cm" svg:y1="2.6cm" svg:x2="11.45cm" svg:y2="2.6cm" draw:start-shape="id24" draw:start-glue-point="0" draw:end-shape="id25" draw:end-glue-point="0" svg:d="M8750 2600c0-751 2700-751 2700 0">
          <text:p/>
        </draw:connector>
        <draw:connector draw:style-name="gr8" draw:text-style-name="P1" draw:layer="layout" draw:type="curve" svg:x1="11.45cm" svg:y1="2.6cm" svg:x2="13.95cm" svg:y2="2.6cm" draw:start-shape="id25" draw:start-glue-point="0" draw:end-shape="id26" draw:end-glue-point="0" svg:d="M11450 2600c0-751 2500-751 2500 0">
          <text:p/>
        </draw:connector>
        <draw:connector draw:style-name="gr8" draw:text-style-name="P1" draw:layer="layout" draw:type="curve" svg:x1="13.95cm" svg:y1="2.6cm" svg:x2="16.517cm" svg:y2="2.767cm" draw:start-shape="id26" draw:start-glue-point="0" draw:end-shape="id27" draw:end-glue-point="5" svg:d="M13950 2600c0-751 2567-835 2567 167">
          <text:p/>
        </draw:connector>
        <draw:connector draw:style-name="gr8" draw:text-style-name="P1" draw:layer="layout" draw:type="curve" svg:x1="17.083cm" svg:y1="2.767cm" svg:x2="19.017cm" svg:y2="2.767cm" draw:start-shape="id27" draw:start-glue-point="11" draw:end-shape="id28" draw:end-glue-point="5" svg:d="M17083 2767h1934">
          <text:p/>
        </draw:connector>
        <draw:custom-shape draw:style-name="gr5" draw:text-style-name="P1" xml:id="id31" draw:id="id31" draw:layer="layout" svg:width="0.9cm" svg:height="0.9cm" svg:x="11cm" svg:y="7.9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5" draw:text-style-name="P1" xml:id="id32" draw:id="id32" draw:layer="layout" svg:width="0.9cm" svg:height="0.9cm" svg:x="13.5cm" svg:y="7.9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0.8cm" svg:height="0.8cm" svg:x="13.8cm" svg:y="5.4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8cm" svg:height="0.8cm" svg:x="16.3cm" svg:y="5.4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4.483cm" svg:y1="5.517cm" svg:x2="16.417cm" svg:y2="5.517cm" draw:start-shape="id29" draw:start-glue-point="11" draw:end-shape="id30" draw:end-glue-point="5" svg:d="M14483 5517h1934">
          <text:p/>
        </draw:connector>
        <draw:connector draw:style-name="gr10" draw:text-style-name="P1" draw:layer="layout" draw:type="curve" svg:x1="11.45cm" svg:y1="3.5cm" svg:x2="13.8cm" svg:y2="5.8cm" draw:start-shape="id25" draw:start-glue-point="2" draw:end-shape="id29" draw:end-glue-point="6" svg:d="M11450 3500c0 1534 783 2300 2350 2300">
          <text:p/>
        </draw:connector>
        <draw:connector draw:style-name="gr10" draw:text-style-name="P1" draw:layer="layout" draw:type="curve" svg:x1="19.017cm" svg:y1="3.333cm" svg:x2="17.083cm" svg:y2="3.333cm" draw:start-shape="id28" draw:start-glue-point="7" draw:end-shape="id27" draw:end-glue-point="9" svg:d="M19017 3333h-1934">
          <text:p/>
        </draw:connector>
        <draw:connector draw:style-name="gr10" draw:text-style-name="P1" draw:layer="layout" draw:type="curve" svg:x1="16.517cm" svg:y1="3.333cm" svg:x2="13.95cm" svg:y2="3.5cm" draw:start-shape="id27" draw:start-glue-point="7" draw:end-shape="id26" draw:end-glue-point="2" svg:d="M16517 3333c0 1002-2567 918-2567 167">
          <text:p/>
        </draw:connector>
        <draw:connector draw:style-name="gr10" draw:text-style-name="P1" draw:layer="layout" draw:type="curve" svg:x1="13.95cm" svg:y1="3.5cm" svg:x2="11.45cm" svg:y2="3.5cm" draw:start-shape="id26" draw:start-glue-point="2" draw:end-shape="id25" draw:end-glue-point="2" svg:d="M13950 3500c0 751-2500 751-2500 0">
          <text:p/>
        </draw:connector>
        <draw:connector draw:style-name="gr11" draw:text-style-name="P1" draw:layer="layout" draw:type="curve" svg:x1="16.417cm" svg:y1="6.083cm" svg:x2="14.483cm" svg:y2="6.083cm" draw:start-shape="id30" draw:start-glue-point="7" draw:end-shape="id29" draw:end-glue-point="9" svg:d="M16417 6083h-1934">
          <text:p/>
        </draw:connector>
        <draw:connector draw:style-name="gr11" draw:text-style-name="P1" draw:layer="layout" draw:type="curve" svg:x1="13.917cm" svg:y1="6.083cm" svg:x2="11.45cm" svg:y2="3.5cm" draw:start-shape="id29" draw:start-glue-point="7" draw:end-shape="id25" draw:end-glue-point="2" svg:d="M13917 6083c-1645 0-2467-861-2467-2583">
          <text:p/>
        </draw:connector>
        <draw:connector draw:style-name="gr14" draw:text-style-name="P1" xml:id="id35" draw:id="id35" draw:layer="layout" draw:type="curve" svg:x1="11.45cm" svg:y1="3.5cm" svg:x2="8.75cm" svg:y2="3.5cm" draw:start-shape="id25" draw:start-glue-point="2" draw:end-shape="id24" draw:end-glue-point="2" svg:d="M11450 3500c0 751-2700 751-2700 0">
          <text:p/>
        </draw:connector>
        <draw:connector draw:style-name="gr14" draw:text-style-name="P1" draw:layer="layout" draw:type="curve" svg:x1="8.75cm" svg:y1="3.5cm" svg:x2="11cm" svg:y2="8.35cm" draw:start-shape="id24" draw:start-glue-point="2" draw:end-shape="id31" draw:end-glue-point="3" svg:d="M8750 3500c0 3234 750 4850 2250 4850">
          <text:p/>
        </draw:connector>
        <draw:connector draw:style-name="gr11" draw:text-style-name="P1" draw:layer="layout" draw:type="curve" svg:x1="11.45cm" svg:y1="7.9cm" svg:x2="13.95cm" svg:y2="7.9cm" draw:start-shape="id31" draw:start-glue-point="0" draw:end-shape="id32" draw:end-glue-point="0" svg:d="M11450 7900c0-751 2500-751 2500 0">
          <text:p/>
        </draw:connector>
        <draw:custom-shape draw:style-name="gr1" draw:text-style-name="P1" draw:layer="layout" svg:width="0.8cm" svg:height="0.8cm" svg:x="1cm" svg:y="5.3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cm" svg:height="0.9cm" svg:x="1cm" svg:y="6.9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cm" svg:height="1.1cm" svg:x="2.9cm" svg:y="5.2cm">
          <text:p text:style-name="P2"><text:span text:style-name="T2">有</text:span><text:span text:style-name="T2">his</text:span><text:span text:style-name="T2">數據記錄</text:span></text:p>
          <draw:enhanced-geometry svg:viewBox="0 0 21600 21600" draw:text-areas="800 800 20800 20800" draw:type="round-rectangular-callout" draw:modifiers="-5802.05209155485 12320.4359673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3.8cm" svg:height="1.1cm" svg:x="2.9cm" svg:y="7.2cm">
          <text:p text:style-name="P2"><text:span text:style-name="T2">無</text:span><text:span text:style-name="T2">his</text:span><text:span text:style-name="T2">數據記錄</text:span></text:p>
          <draw:enhanced-geometry svg:viewBox="0 0 21600 21600" draw:text-areas="800 800 20800 20800" draw:type="round-rectangular-callout" draw:modifiers="-5802.05209155485 12320.4359673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33" draw:id="id33" draw:layer="layout" svg:width="0.8cm" svg:height="0.8cm" svg:x="16.1cm" svg:y="7.95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8cm" svg:height="0.8cm" svg:x="18.6cm" svg:y="7.95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3.95cm" svg:y1="7.9cm" svg:x2="16.217cm" svg:y2="8.067cm" draw:start-shape="id32" draw:start-glue-point="0" draw:end-shape="id33" draw:end-glue-point="5" svg:d="M13950 7900c0-751 2267-835 2267 167">
          <text:p/>
        </draw:connector>
        <draw:connector draw:style-name="gr15" draw:text-style-name="P1" draw:layer="layout" draw:type="curve" svg:x1="16.783cm" svg:y1="8.067cm" svg:x2="18.717cm" svg:y2="8.067cm" draw:start-shape="id33" draw:start-glue-point="11" draw:end-shape="id34" draw:end-glue-point="5" svg:d="M16783 8067h1934">
          <text:p/>
        </draw:connector>
        <draw:custom-shape draw:style-name="gr7" draw:text-style-name="P4" xml:id="id36" draw:id="id36" draw:layer="layout" svg:width="15.6cm" svg:height="3cm" svg:x="4.6cm" svg:y="11.1cm">
          <text:p text:style-name="P2"><text:span text:style-name="T2">e-&gt;k </text:span><text:span text:style-name="T2">由於無 </text:span><text:span text:style-name="T2">his </text:span><text:span text:style-name="T2">資料記錄，導致無法判定 </text:span><text:span text:style-name="T2">his </text:span><text:span text:style-name="T2">方向</text:span></text:p>
          <text:p text:style-name="P2"><text:span text:style-name="T2">g,h,i,j </text:span><text:span text:style-name="T2">將成垃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0.1cm" svg:y1="4.063cm" svg:x2="12.4cm" svg:y2="11.1cm" draw:start-shape="id35" draw:start-glue-point="0" draw:end-shape="id36" draw:end-glue-point="0" svg:d="M10100 4063c0 5482 2300 1964 2300 7037">
          <text:p/>
        </draw:connector>
      </draw:page>
      <draw:page draw:name="page4" draw:style-name="dp1" draw:master-page-name="預設">
        <draw:custom-shape draw:style-name="gr1" draw:text-style-name="P1" xml:id="id37" draw:id="id37" draw:layer="layout" svg:width="0.83cm" svg:height="0.821cm" svg:x="1cm" svg:y="2.63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83cm" svg:height="0.821cm" svg:x="3.386cm" svg:y="2.63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83cm" svg:height="0.821cm" svg:x="5.876cm" svg:y="2.63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43" draw:id="id43" draw:layer="layout" svg:width="0.83cm" svg:height="0.821cm" svg:x="16.4cm" svg:y="2.63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83cm" svg:height="0.821cm" svg:x="18.994cm" svg:y="2.63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0" draw:id="id40" draw:layer="layout" svg:width="0.9cm" svg:height="0.9cm" svg:x="8.3cm" svg:y="2.58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5" draw:text-style-name="P1" xml:id="id41" draw:id="id41" draw:layer="layout" svg:width="0.9cm" svg:height="0.9cm" svg:x="11cm" svg:y="2.582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xml:id="id42" draw:id="id42" draw:layer="layout" svg:width="0.9cm" svg:height="0.9cm" svg:x="13.5cm" svg:y="2.582cm">
          <text:p text:style-name="P1">f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.415cm" svg:y1="2.632cm" svg:x2="3.507cm" svg:y2="2.752cm" draw:start-shape="id37" draw:start-glue-point="4" draw:end-shape="id38" draw:end-glue-point="5" svg:d="M1415 2632c0-753 2092-813 2092 120">
          <text:p/>
        </draw:connector>
        <draw:connector draw:style-name="gr8" draw:text-style-name="P1" draw:layer="layout" draw:type="curve" svg:x1="3.801cm" svg:y1="2.632cm" svg:x2="5.997cm" svg:y2="2.752cm" draw:start-shape="id38" draw:start-glue-point="4" draw:end-shape="id39" draw:end-glue-point="5" svg:d="M3801 2632c0-753 2196-813 2196 120">
          <text:p/>
        </draw:connector>
        <draw:connector draw:style-name="gr8" draw:text-style-name="P1" draw:layer="layout" draw:type="curve" svg:x1="6.291cm" svg:y1="2.632cm" svg:x2="8.75cm" svg:y2="2.582cm" draw:start-shape="id39" draw:start-glue-point="4" draw:end-shape="id40" svg:d="M6291 2632c0-826 2459-801 2459-50">
          <text:p/>
        </draw:connector>
        <draw:connector draw:style-name="gr8" draw:text-style-name="P1" draw:layer="layout" draw:type="curve" svg:x1="8.75cm" svg:y1="2.582cm" svg:x2="11.45cm" svg:y2="2.582cm" draw:start-shape="id40" draw:start-glue-point="0" draw:end-shape="id41" draw:end-glue-point="0" svg:d="M8750 2582c0-751 2700-751 2700 0">
          <text:p/>
        </draw:connector>
        <draw:connector draw:style-name="gr8" draw:text-style-name="P1" draw:layer="layout" draw:type="curve" svg:x1="11.45cm" svg:y1="2.582cm" svg:x2="13.95cm" svg:y2="2.582cm" draw:start-shape="id41" draw:start-glue-point="0" draw:end-shape="id42" draw:end-glue-point="0" svg:d="M11450 2582c0-751 2500-751 2500 0">
          <text:p/>
        </draw:connector>
        <draw:connector draw:style-name="gr8" draw:text-style-name="P1" draw:layer="layout" draw:type="curve" svg:x1="13.95cm" svg:y1="2.582cm" svg:x2="16.521cm" svg:y2="2.752cm" draw:start-shape="id42" draw:start-glue-point="0" draw:end-shape="id43" draw:end-glue-point="5" svg:d="M13950 2582c0-751 2571-836 2571 170">
          <text:p/>
        </draw:connector>
        <draw:connector draw:style-name="gr8" draw:text-style-name="P1" draw:layer="layout" draw:type="curve" svg:x1="17.109cm" svg:y1="2.752cm" svg:x2="19.115cm" svg:y2="2.752cm" draw:start-shape="id43" draw:start-glue-point="11" draw:end-shape="id44" draw:end-glue-point="5" svg:d="M17109 2752h2006">
          <text:p/>
        </draw:connector>
        <draw:custom-shape draw:style-name="gr5" draw:text-style-name="P1" xml:id="id47" draw:id="id47" draw:layer="layout" svg:width="0.9cm" svg:height="0.9cm" svg:x="11cm" svg:y="7.882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5" draw:text-style-name="P1" xml:id="id48" draw:id="id48" draw:layer="layout" svg:width="0.9cm" svg:height="0.9cm" svg:x="13.5cm" svg:y="7.882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0.83cm" svg:height="0.82cm" svg:x="14.279cm" svg:y="5.453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83cm" svg:height="0.82cm" svg:x="16.873cm" svg:y="5.453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4.988cm" svg:y1="5.573cm" svg:x2="16.994cm" svg:y2="5.573cm" draw:start-shape="id45" draw:start-glue-point="11" draw:end-shape="id46" draw:end-glue-point="5" svg:d="M14988 5573h2006">
          <text:p/>
        </draw:connector>
        <draw:connector draw:style-name="gr9" draw:text-style-name="P1" draw:layer="layout" draw:type="curve" svg:x1="11.45cm" svg:y1="3.482cm" svg:x2="14.279cm" svg:y2="5.863cm" draw:start-shape="id41" draw:start-glue-point="2" draw:end-shape="id45" draw:end-glue-point="6" svg:d="M11450 3482c0 1588 943 2381 2829 2381">
          <text:p/>
        </draw:connector>
        <draw:connector draw:style-name="gr10" draw:text-style-name="P1" draw:layer="layout" draw:type="curve" svg:x1="19.115cm" svg:y1="3.333cm" svg:x2="17.109cm" svg:y2="3.333cm" draw:start-shape="id44" draw:start-glue-point="7" draw:end-shape="id43" draw:end-glue-point="9" svg:d="M19115 3333h-2006">
          <text:p/>
        </draw:connector>
        <draw:connector draw:style-name="gr10" draw:text-style-name="P1" draw:layer="layout" draw:type="curve" svg:x1="16.521cm" svg:y1="3.333cm" svg:x2="13.95cm" svg:y2="3.482cm" draw:start-shape="id43" draw:start-glue-point="7" draw:end-shape="id42" draw:end-glue-point="2" svg:d="M16521 3333c0 990-2571 915-2571 149">
          <text:p/>
        </draw:connector>
        <draw:connector draw:style-name="gr10" draw:text-style-name="P1" draw:layer="layout" draw:type="curve" svg:x1="13.95cm" svg:y1="3.482cm" svg:x2="11.45cm" svg:y2="3.482cm" draw:start-shape="id42" draw:start-glue-point="2" draw:end-shape="id41" draw:end-glue-point="2" svg:d="M13950 3482c0 751-2500 751-2500 0">
          <text:p/>
        </draw:connector>
        <draw:connector draw:style-name="gr11" draw:text-style-name="P1" draw:layer="layout" draw:type="curve" svg:x1="16.994cm" svg:y1="6.153cm" svg:x2="14.988cm" svg:y2="6.153cm" draw:start-shape="id46" draw:start-glue-point="7" draw:end-shape="id45" draw:end-glue-point="9" svg:d="M16994 6153h-2006">
          <text:p/>
        </draw:connector>
        <draw:connector draw:style-name="gr11" draw:text-style-name="P1" draw:layer="layout" draw:type="curve" svg:x1="14.4cm" svg:y1="6.153cm" svg:x2="11.45cm" svg:y2="3.482cm" draw:start-shape="id45" draw:start-glue-point="7" draw:end-shape="id41" draw:end-glue-point="2" svg:d="M14400 6153c-1967 0-2950-890-2950-2671">
          <text:p/>
        </draw:connector>
        <draw:connector draw:style-name="gr14" draw:text-style-name="P1" draw:layer="layout" draw:type="curve" svg:x1="11.45cm" svg:y1="3.482cm" svg:x2="8.75cm" svg:y2="3.482cm" draw:start-shape="id41" draw:start-glue-point="2" draw:end-shape="id40" draw:end-glue-point="2" svg:d="M11450 3482c0 751-2700 751-2700 0">
          <text:p/>
        </draw:connector>
        <draw:connector draw:style-name="gr18" draw:text-style-name="P1" draw:layer="layout" draw:type="curve" svg:x1="8.75cm" svg:y1="3.482cm" svg:x2="11cm" svg:y2="8.332cm" draw:start-shape="id40" draw:start-glue-point="2" draw:end-shape="id47" draw:end-glue-point="3" svg:d="M8750 3482c0 3234 750 4850 2250 4850">
          <text:p/>
        </draw:connector>
        <draw:connector draw:style-name="gr9" draw:text-style-name="P1" draw:layer="layout" draw:type="curve" svg:x1="11.45cm" svg:y1="7.882cm" svg:x2="13.95cm" svg:y2="7.882cm" draw:start-shape="id47" draw:start-glue-point="0" draw:end-shape="id48" draw:end-glue-point="0" svg:d="M11450 7882c0-751 2500-751 2500 0">
          <text:p/>
        </draw:connector>
        <draw:custom-shape draw:style-name="gr1" draw:text-style-name="P1" xml:id="id49" draw:id="id49" draw:layer="layout" svg:width="0.83cm" svg:height="0.821cm" svg:x="16.665cm" svg:y="8.068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83cm" svg:height="0.821cm" svg:x="19.259cm" svg:y="8.068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13.95cm" svg:y1="7.882cm" svg:x2="16.786cm" svg:y2="8.188cm" draw:start-shape="id48" draw:start-glue-point="0" draw:end-shape="id49" draw:end-glue-point="5" svg:d="M13950 7882c0-751 2836-904 2836 306">
          <text:p/>
        </draw:connector>
        <draw:connector draw:style-name="gr13" draw:text-style-name="P1" draw:layer="layout" draw:type="curve" svg:x1="17.374cm" svg:y1="8.188cm" svg:x2="19.38cm" svg:y2="8.188cm" draw:start-shape="id49" draw:start-glue-point="11" draw:end-shape="id50" draw:end-glue-point="5" svg:d="M17374 8188h2006">
          <text:p/>
        </draw:connector>
        <draw:custom-shape draw:style-name="gr1" draw:text-style-name="P1" xml:id="id51" draw:id="id51" draw:layer="layout" svg:width="0.83cm" svg:height="0.821cm" svg:x="6.187cm" svg:y="9.779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83cm" svg:height="0.821cm" svg:x="8.781cm" svg:y="9.779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svg:x1="6.896cm" svg:y1="9.899cm" svg:x2="8.902cm" svg:y2="9.899cm" draw:start-shape="id51" draw:start-glue-point="11" draw:end-shape="id52" draw:end-glue-point="5" svg:d="M6896 9899h2006">
          <text:p/>
        </draw:connector>
        <draw:connector draw:style-name="gr20" draw:text-style-name="P1" draw:layer="layout" draw:type="curve" svg:x1="3.801cm" svg:y1="3.453cm" svg:x2="6.187cm" svg:y2="10.19cm" draw:start-shape="id38" draw:start-glue-point="8" draw:end-shape="id51" draw:end-glue-point="6" svg:d="M3801 3453c0 4492 795 6737 2386 6737">
          <text:p/>
        </draw:connector>
        <draw:connector draw:style-name="gr20" draw:text-style-name="P1" draw:layer="layout" draw:type="curve" svg:x1="5.997cm" svg:y1="3.333cm" svg:x2="4.095cm" svg:y2="3.333cm" draw:start-shape="id39" draw:start-glue-point="7" draw:end-shape="id38" draw:end-glue-point="9" svg:d="M5997 3333h-1902">
          <text:p/>
        </draw:connector>
        <draw:custom-shape draw:style-name="gr1" draw:text-style-name="P1" xml:id="id53" draw:id="id53" draw:layer="layout" svg:width="0.83cm" svg:height="0.821cm" svg:x="11.478cm" svg:y="9.779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curve" svg:x1="9.49cm" svg:y1="9.899cm" svg:x2="11.599cm" svg:y2="9.899cm" draw:start-shape="id52" draw:start-glue-point="11" draw:end-shape="id53" draw:end-glue-point="5" svg:d="M9490 9899h2109">
          <text:p/>
        </draw:connector>
        <draw:custom-shape draw:style-name="gr7" draw:text-style-name="P2" xml:id="id54" draw:id="id54" draw:layer="layout" svg:width="8.4cm" svg:height="6.15cm" svg:x="11.4cm" svg:y="11.15cm">
          <text:p text:style-name="P2"><text:span text:style-name="T1">當知道</text:span><text:span text:style-name="T1">his</text:span><text:span text:style-name="T1">方向是</text:span><text:span text:style-name="T1">back</text:span></text:p>
          <text:p text:style-name="P2"><text:span text:style-name="T1">但 </text:span><text:span text:style-name="T1">g.prev </text:span><text:span text:style-name="T1">無記錄 </text:span></text:p>
          <text:p text:style-name="P2"><text:span text:style-name="T1"/></text:p>
          <text:p text:style-name="P2"><text:span text:style-name="T1">checkpoint_1:g</text:span></text:p>
          <text:p text:style-name="P2"><text:span text:style-name="T3">checkpoint_2</text:span><text:span text:style-name="T1">: c</text:span></text:p>
          <text:p text:style-name="P2"><text:span text:style-name="T1">----------------------------------------</text:span></text:p>
          <text:p text:style-name="P2"><text:span text:style-name="T1">his</text:span><text:span text:style-name="T1">向前的話</text:span></text:p>
          <text:p text:style-name="P2"><text:span text:style-name="T1">在</text:span><text:span text:style-name="T1">i </text:span><text:span text:style-name="T1">刪除 </text:span><text:span text:style-name="T1">i-&gt;c </text:span><text:span text:style-name="T1">之間的資料</text:span></text:p>
          <text:p text:style-name="P2"><text:span text:style-name="T1">在 </text:span><text:span text:style-name="T1">m </text:span><text:span text:style-name="T1">刪除 </text:span><text:span text:style-name="T1">m-&gt;c </text:span><text:span text:style-name="T1">自建的資料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660.511614231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lines" svg:x1="16.815cm" svg:y1="3.453cm" svg:x2="15.6cm" svg:y2="11.15cm" draw:start-shape="id43" draw:start-glue-point="8" draw:end-shape="id54" draw:end-glue-point="0" svg:d="M16815 3453v540l-1215 6656v501">
          <text:p/>
        </draw:connector>
        <draw:custom-shape draw:style-name="gr7" draw:text-style-name="P2" xml:id="id55" draw:id="id55" draw:layer="layout" svg:width="8.4cm" svg:height="5.3cm" svg:x="1.6cm" svg:y="11.15cm">
          <text:p text:style-name="P2"><text:span text:style-name="T1">當知道</text:span><text:span text:style-name="T1">his</text:span><text:span text:style-name="T1">方向是</text:span><text:span text:style-name="T1">back</text:span></text:p>
          <text:p text:style-name="P2"><text:span text:style-name="T1">但 </text:span><text:span text:style-name="T1">b.prev </text:span><text:span text:style-name="T1">有記錄 </text:span></text:p>
          <text:p text:style-name="P2"><text:span text:style-name="T1"/></text:p>
          <text:p text:style-name="P2"><text:span text:style-name="T1">checkpoint_1:b</text:span></text:p>
          <text:p text:style-name="P2"><text:span text:style-name="T1">checkpoint_2: b</text:span></text:p>
          <text:p text:style-name="P2"><text:span text:style-name="T1">----------------------------------------</text:span></text:p>
          <text:p text:style-name="P2"><text:span text:style-name="T1">his</text:span><text:span text:style-name="T1">向前的話</text:span></text:p>
          <text:p text:style-name="P2"><text:span text:style-name="T1">在</text:span><text:span text:style-name="T1">o </text:span><text:span text:style-name="T1">刪除 </text:span><text:span text:style-name="T1">o-&gt;b </text:span><text:span text:style-name="T1">之間的資料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660.511614231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type="lines" svg:x1="3.801cm" svg:y1="3.453cm" svg:x2="5.8cm" svg:y2="11.15cm" draw:start-shape="id38" draw:start-glue-point="8" draw:end-shape="id55" draw:end-glue-point="0" svg:d="M3801 3453v500l1999 6696v501">
          <text:p/>
        </draw:connector>
        <draw:g>
          <draw:custom-shape draw:style-name="gr22" draw:text-style-name="P2" draw:layer="layout" svg:width="12.8cm" svg:height="6.2cm" svg:x="1.5cm" svg:y="18cm">
            <text:p text:style-name="P2">(I, m)會無法得知 checkpoint_1</text:p>
            <text:p text:style-name="P2">必需根據 checkpont_2</text:p>
            <text:p text:style-name="P2"/>
            <text:p text:style-name="P2">checkpoint_2只有碰到</text:p>
            <text:p text:style-name="P2">(非自己)會被刪掉</text:p>
            <text:p text:style-name="P2">不管（命令）(popstate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" draw:layer="layout" svg:width="0.8cm" svg:height="0.8cm" svg:x="8.5cm" svg:y="20.6cm">
            <text:p text:style-name="P1"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2" draw:text-style-name="P2" draw:layer="layout" svg:width="12.8cm" svg:height="4cm" svg:x="1.5cm" svg:y="24.7cm">
          <text:p text:style-name="P2">checkpoint_2只有在 popstate 狀況下建立</text:p>
          <text:p text:style-name="P2"/>
          <text:p text:style-name="P2">當(當前有歷史資料)(之前無歷史資料)</text:p>
          <text:p text:style-name="P2">會被建立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6cm" svg:x="0cm" svg:y="0cm">
          <text:p text:style-name="P1">分析</text:p>
          <draw:enhanced-geometry svg:viewBox="0 0 21600 21600" draw:text-areas="0 0 21600 21600" draw:type="pentagon-right" draw:modifiers="18349.6062992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預設">
        <draw:custom-shape draw:style-name="gr1" draw:text-style-name="P1" xml:id="id56" draw:id="id56" draw:layer="layout" svg:width="0.83cm" svg:height="0.821cm" svg:x="0.801cm" svg:y="4.11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83cm" svg:height="0.821cm" svg:x="3.187cm" svg:y="4.11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83cm" svg:height="0.821cm" svg:x="5.677cm" svg:y="4.11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62" draw:id="id62" draw:layer="layout" svg:width="0.83cm" svg:height="0.821cm" svg:x="16.201cm" svg:y="4.113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83cm" svg:height="0.821cm" svg:x="18.795cm" svg:y="4.113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9" draw:id="id59" draw:layer="layout" svg:width="0.9cm" svg:height="0.9cm" svg:x="8.101cm" svg:y="4.06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5" draw:text-style-name="P1" xml:id="id60" draw:id="id60" draw:layer="layout" svg:width="0.9cm" svg:height="0.9cm" svg:x="10.801cm" svg:y="4.063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xml:id="id61" draw:id="id61" draw:layer="layout" svg:width="0.9cm" svg:height="0.9cm" svg:x="13.301cm" svg:y="4.063cm">
          <text:p text:style-name="P1">f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.216cm" svg:y1="4.113cm" svg:x2="3.308cm" svg:y2="4.233cm" draw:start-shape="id56" draw:start-glue-point="4" draw:end-shape="id57" draw:end-glue-point="5" svg:d="M1216 4113c0-753 2092-813 2092 120">
          <text:p/>
        </draw:connector>
        <draw:connector draw:style-name="gr8" draw:text-style-name="P1" draw:layer="layout" draw:type="curve" svg:x1="3.602cm" svg:y1="4.113cm" svg:x2="5.798cm" svg:y2="4.233cm" draw:start-shape="id57" draw:start-glue-point="4" draw:end-shape="id58" draw:end-glue-point="5" svg:d="M3602 4113c0-753 2196-813 2196 120">
          <text:p/>
        </draw:connector>
        <draw:connector draw:style-name="gr8" draw:text-style-name="P1" draw:layer="layout" draw:type="curve" svg:x1="6.092cm" svg:y1="4.113cm" svg:x2="8.551cm" svg:y2="4.063cm" draw:start-shape="id58" draw:start-glue-point="4" draw:end-shape="id59" svg:d="M6092 4113c0-826 2459-801 2459-50">
          <text:p/>
        </draw:connector>
        <draw:connector draw:style-name="gr8" draw:text-style-name="P1" draw:layer="layout" draw:type="curve" svg:x1="8.551cm" svg:y1="4.063cm" svg:x2="11.251cm" svg:y2="4.063cm" draw:start-shape="id59" draw:start-glue-point="0" draw:end-shape="id60" draw:end-glue-point="0" svg:d="M8551 4063c0-751 2700-751 2700 0">
          <text:p/>
        </draw:connector>
        <draw:connector draw:style-name="gr8" draw:text-style-name="P1" draw:layer="layout" draw:type="curve" svg:x1="11.251cm" svg:y1="4.063cm" svg:x2="13.751cm" svg:y2="4.063cm" draw:start-shape="id60" draw:start-glue-point="0" draw:end-shape="id61" draw:end-glue-point="0" svg:d="M11251 4063c0-751 2500-751 2500 0">
          <text:p/>
        </draw:connector>
        <draw:connector draw:style-name="gr8" draw:text-style-name="P1" draw:layer="layout" draw:type="curve" svg:x1="13.751cm" svg:y1="4.063cm" svg:x2="16.322cm" svg:y2="4.233cm" draw:start-shape="id61" draw:start-glue-point="0" draw:end-shape="id62" draw:end-glue-point="5" svg:d="M13751 4063c0-751 2571-836 2571 170">
          <text:p/>
        </draw:connector>
        <draw:connector draw:style-name="gr8" draw:text-style-name="P1" draw:layer="layout" draw:type="curve" svg:x1="16.91cm" svg:y1="4.233cm" svg:x2="18.916cm" svg:y2="4.233cm" draw:start-shape="id62" draw:start-glue-point="11" draw:end-shape="id63" draw:end-glue-point="5" svg:d="M16910 4233h2006">
          <text:p/>
        </draw:connector>
        <draw:custom-shape draw:style-name="gr5" draw:text-style-name="P1" xml:id="id66" draw:id="id66" draw:layer="layout" svg:width="0.9cm" svg:height="0.9cm" svg:x="10.801cm" svg:y="9.363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5" draw:text-style-name="P1" xml:id="id67" draw:id="id67" draw:layer="layout" svg:width="0.9cm" svg:height="0.9cm" svg:x="13.301cm" svg:y="9.363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1" xml:id="id64" draw:id="id64" draw:layer="layout" svg:width="0.83cm" svg:height="0.82cm" svg:x="14.08cm" svg:y="6.934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83cm" svg:height="0.82cm" svg:x="16.674cm" svg:y="6.934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4.789cm" svg:y1="7.054cm" svg:x2="16.795cm" svg:y2="7.054cm" draw:start-shape="id64" draw:start-glue-point="11" draw:end-shape="id65" draw:end-glue-point="5" svg:d="M14789 7054h2006">
          <text:p/>
        </draw:connector>
        <draw:connector draw:style-name="gr9" draw:text-style-name="P1" draw:layer="layout" draw:type="curve" svg:x1="11.251cm" svg:y1="4.963cm" svg:x2="14.08cm" svg:y2="7.344cm" draw:start-shape="id60" draw:start-glue-point="2" draw:end-shape="id64" draw:end-glue-point="6" svg:d="M11251 4963c0 1588 943 2381 2829 2381">
          <text:p/>
        </draw:connector>
        <draw:connector draw:style-name="gr10" draw:text-style-name="P1" draw:layer="layout" draw:type="curve" svg:x1="18.916cm" svg:y1="4.814cm" svg:x2="16.91cm" svg:y2="4.814cm" draw:start-shape="id63" draw:start-glue-point="7" draw:end-shape="id62" draw:end-glue-point="9" svg:d="M18916 4814h-2006">
          <text:p/>
        </draw:connector>
        <draw:connector draw:style-name="gr10" draw:text-style-name="P1" draw:layer="layout" draw:type="curve" svg:x1="16.322cm" svg:y1="4.814cm" svg:x2="13.751cm" svg:y2="4.963cm" draw:start-shape="id62" draw:start-glue-point="7" draw:end-shape="id61" draw:end-glue-point="2" svg:d="M16322 4814c0 990-2571 915-2571 149">
          <text:p/>
        </draw:connector>
        <draw:connector draw:style-name="gr10" draw:text-style-name="P1" draw:layer="layout" draw:type="curve" svg:x1="13.751cm" svg:y1="4.963cm" svg:x2="11.251cm" svg:y2="4.963cm" draw:start-shape="id61" draw:start-glue-point="2" draw:end-shape="id60" draw:end-glue-point="2" svg:d="M13751 4963c0 751-2500 751-2500 0">
          <text:p/>
        </draw:connector>
        <draw:connector draw:style-name="gr11" draw:text-style-name="P1" draw:layer="layout" draw:type="curve" svg:x1="16.795cm" svg:y1="7.634cm" svg:x2="14.789cm" svg:y2="7.634cm" draw:start-shape="id65" draw:start-glue-point="7" draw:end-shape="id64" draw:end-glue-point="9" svg:d="M16795 7634h-2006">
          <text:p/>
        </draw:connector>
        <draw:connector draw:style-name="gr11" draw:text-style-name="P1" draw:layer="layout" draw:type="curve" svg:x1="14.201cm" svg:y1="7.634cm" svg:x2="11.251cm" svg:y2="4.963cm" draw:start-shape="id64" draw:start-glue-point="7" draw:end-shape="id60" draw:end-glue-point="2" svg:d="M14201 7634c-1967 0-2950-890-2950-2671">
          <text:p/>
        </draw:connector>
        <draw:connector draw:style-name="gr14" draw:text-style-name="P1" draw:layer="layout" draw:type="curve" svg:x1="11.251cm" svg:y1="4.963cm" svg:x2="8.551cm" svg:y2="4.963cm" draw:start-shape="id60" draw:start-glue-point="2" draw:end-shape="id59" draw:end-glue-point="2" svg:d="M11251 4963c0 751-2700 751-2700 0">
          <text:p/>
        </draw:connector>
        <draw:connector draw:style-name="gr18" draw:text-style-name="P1" draw:layer="layout" draw:type="curve" svg:x1="8.551cm" svg:y1="4.963cm" svg:x2="10.801cm" svg:y2="9.813cm" draw:start-shape="id59" draw:start-glue-point="2" draw:end-shape="id66" draw:end-glue-point="3" svg:d="M8551 4963c0 3234 750 4850 2250 4850">
          <text:p/>
        </draw:connector>
        <draw:connector draw:style-name="gr9" draw:text-style-name="P1" draw:layer="layout" draw:type="curve" svg:x1="11.251cm" svg:y1="9.363cm" svg:x2="13.751cm" svg:y2="9.363cm" draw:start-shape="id66" draw:start-glue-point="0" draw:end-shape="id67" draw:end-glue-point="0" svg:d="M11251 9363c0-751 2500-751 2500 0">
          <text:p/>
        </draw:connector>
        <draw:custom-shape draw:style-name="gr1" draw:text-style-name="P1" xml:id="id68" draw:id="id68" draw:layer="layout" svg:width="0.83cm" svg:height="0.821cm" svg:x="16.466cm" svg:y="9.549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83cm" svg:height="0.821cm" svg:x="19.06cm" svg:y="9.549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13.751cm" svg:y1="9.363cm" svg:x2="16.587cm" svg:y2="9.669cm" draw:start-shape="id67" draw:start-glue-point="0" draw:end-shape="id68" draw:end-glue-point="5" svg:d="M13751 9363c0-751 2836-904 2836 306">
          <text:p/>
        </draw:connector>
        <draw:connector draw:style-name="gr13" draw:text-style-name="P1" draw:layer="layout" draw:type="curve" svg:x1="17.175cm" svg:y1="9.669cm" svg:x2="19.181cm" svg:y2="9.669cm" draw:start-shape="id68" draw:start-glue-point="11" draw:end-shape="id69" draw:end-glue-point="5" svg:d="M17175 9669h2006">
          <text:p/>
        </draw:connector>
        <draw:custom-shape draw:style-name="gr1" draw:text-style-name="P1" xml:id="id70" draw:id="id70" draw:layer="layout" svg:width="0.83cm" svg:height="0.821cm" svg:x="5.988cm" svg:y="11.26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0.83cm" svg:height="0.821cm" svg:x="8.582cm" svg:y="11.2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svg:x1="6.697cm" svg:y1="11.38cm" svg:x2="8.703cm" svg:y2="11.38cm" draw:start-shape="id70" draw:start-glue-point="11" draw:end-shape="id71" draw:end-glue-point="5" svg:d="M6697 11380h2006">
          <text:p/>
        </draw:connector>
        <draw:connector draw:style-name="gr20" draw:text-style-name="P1" draw:layer="layout" draw:type="curve" svg:x1="3.602cm" svg:y1="4.934cm" svg:x2="5.988cm" svg:y2="11.671cm" draw:start-shape="id57" draw:start-glue-point="8" draw:end-shape="id70" draw:end-glue-point="6" svg:d="M3602 4934c0 4492 795 6737 2386 6737">
          <text:p/>
        </draw:connector>
        <draw:connector draw:style-name="gr20" draw:text-style-name="P1" draw:layer="layout" draw:type="curve" svg:x1="5.798cm" svg:y1="4.814cm" svg:x2="3.896cm" svg:y2="4.814cm" draw:start-shape="id58" draw:start-glue-point="7" draw:end-shape="id57" draw:end-glue-point="9" svg:d="M5798 4814h-1902">
          <text:p/>
        </draw:connector>
        <draw:custom-shape draw:style-name="gr1" draw:text-style-name="P1" xml:id="id72" draw:id="id72" draw:layer="layout" svg:width="0.83cm" svg:height="0.821cm" svg:x="11.279cm" svg:y="11.26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curve" svg:x1="9.291cm" svg:y1="11.38cm" svg:x2="11.4cm" svg:y2="11.38cm" draw:start-shape="id71" draw:start-glue-point="11" draw:end-shape="id72" draw:end-glue-point="5" svg:d="M9291 11380h2109">
          <text:p/>
        </draw:connector>
        <draw:custom-shape draw:style-name="gr1" draw:text-style-name="P1" draw:layer="layout" svg:width="7.299cm" svg:height="1.6cm" svg:x="0.001cm" svg:y="0cm">
          <text:p text:style-name="P1">建立checkpoint時機</text:p>
          <draw:enhanced-geometry svg:viewBox="0 0 21600 21600" draw:text-areas="0 0 21600 21600" draw:type="pentagon-right" draw:modifiers="18349.6062992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2" draw:layer="layout" svg:width="15.6cm" svg:height="1.4cm" svg:x="1cm" svg:y="13.6cm">
          <text:p text:style-name="P2">h-&gt;g (popstate)避免(d, e, f)有<text:span text:style-name="T4">新分支</text:span>時留垃圾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5.6cm" svg:height="1.4cm" svg:x="1cm" svg:y="19.1cm">
          <text:p text:style-name="P2">j-&gt;i (popstate)避免(d, e)有<text:span text:style-name="T4">新分支</text:span>留垃圾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5.6cm" svg:height="1.4cm" svg:x="1cm" svg:y="23.9cm">
          <text:p text:style-name="P2">n-&gt;m (popstate)避免(d, k, i)有<text:span text:style-name="T4">新分支</text:span>留垃圾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5.6cm" svg:height="1.4cm" svg:x="1cm" svg:y="15.4cm">
          <text:p text:style-name="P2">f-&gt;g (popstate)避免(d, e, f)有<text:span text:style-name="T4">新分支</text:span>時留垃圾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5.6cm" svg:height="1.4cm" svg:x="1cm" svg:y="21cm">
          <text:p text:style-name="P2">e-&gt;i (popstate)避免(d, e)有<text:span text:style-name="T4">新分支</text:span>留垃圾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5.6cm" svg:height="1.4cm" svg:x="1cm" svg:y="25.8cm">
          <text:p text:style-name="P2">i-&gt;m (popstate)避免(d, k, i)有<text:span text:style-name="T4">新分支</text:span>留垃圾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預設">
        <draw:custom-shape draw:style-name="gr1" draw:text-style-name="P1" draw:layer="layout" svg:width="7cm" svg:height="2.2cm" svg:x="7.001cm" svg:y="13.751cm">
          <text:p text:style-name="P1">callback 問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預設">
        <draw:custom-shape draw:style-name="gr1" draw:text-style-name="P1" xml:id="id73" draw:id="id73" draw:layer="layout" svg:width="6cm" svg:height="1.3cm" svg:x="1.219cm" svg:y="4cm">
          <text:p text:style-name="P1">onInit</text:p>
          <draw:enhanced-geometry svg:viewBox="0 0 21600 21600" draw:type="rectangle" draw:enhanced-path="M 0 0 L 21600 0 21600 21600 0 21600 0 0 Z N"/>
        </draw:custom-shape>
        <draw:custom-shape draw:style-name="gr1" draw:text-style-name="P1" xml:id="id76" draw:id="id76" draw:layer="layout" svg:width="6cm" svg:height="2.1cm" svg:x="1.219cm" svg:y="11.1cm">
          <text:p text:style-name="P1">onRender</text:p>
          <text:p text:style-name="P1">(onMount)</text:p>
          <draw:enhanced-geometry svg:viewBox="0 0 21600 21600" draw:type="rectangle" draw:enhanced-path="M 0 0 L 21600 0 21600 21600 0 21600 0 0 Z N"/>
        </draw:custom-shape>
        <draw:custom-shape draw:style-name="gr1" draw:text-style-name="P1" xml:id="id78" draw:id="id78" draw:layer="layout" svg:width="6cm" svg:height="1.3cm" svg:x="1.219cm" svg:y="24.9cm">
          <text:p text:style-name="P1">onDataupdat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s" svg:x1="4.219cm" svg:y1="5.3cm" svg:x2="4.219cm" svg:y2="7.35cm" draw:start-shape="id73" draw:start-glue-point="2" draw:end-shape="id74" draw:end-glue-point="0" svg:d="M4219 5300v501 1048 501">
          <text:p/>
        </draw:connector>
        <draw:custom-shape draw:style-name="gr24" draw:text-style-name="P3" xml:id="id74" draw:id="id74" draw:layer="layout" svg:width="5.4cm" svg:height="1.5cm" svg:x="1.519cm" svg:y="7.35cm">
          <text:p text:style-name="P3"><text:span text:style-name="T1">sys</text:span><text:span text:style-name="T1">根據模板，</text:span><text:span text:style-name="T1">data</text:span></text:p>
          <text:p text:style-name="P3"><text:span text:style-name="T1">render</text:span><text:span text:style-name="T1">整個頁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xml:id="id75" draw:id="id75" draw:layer="layout" svg:width="8.599cm" svg:height="1.5cm" svg:x="9.001cm" svg:y="0.8cm">
          <text:p text:style-name="P5"><text:span text:style-name="T1">user</text:span><text:span text:style-name="T1">可在此取得設定資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7.219cm" svg:y1="4.65cm" svg:x2="9.001cm" svg:y2="1.55cm" draw:start-shape="id73" draw:start-glue-point="1" draw:end-shape="id75" svg:d="M7219 4650c1336 0 446-3100 1782-3100">
          <text:p/>
        </draw:connector>
        <draw:custom-shape draw:style-name="gr26" draw:text-style-name="P3" xml:id="id77" draw:id="id77" draw:layer="layout" svg:width="7.598cm" svg:height="3.2cm" svg:x="8.902cm" svg:y="7.9cm">
          <text:p text:style-name="P3">user 綁定 dom 事件</text:p>
          <text:p text:style-name="P3">user 微調 dom 內容</text:p>
          <text:p text:style-name="P3"/>
          <text:p text:style-name="P3">user 可對 dom 使用框架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7.219cm" svg:y1="12.15cm" svg:x2="8.902cm" svg:y2="9.5cm" draw:start-shape="id76" draw:start-glue-point="1" draw:end-shape="id77" draw:end-glue-point="3" svg:d="M7219 12150c1263 0 422-2650 1683-2650">
          <text:p/>
        </draw:connector>
        <draw:custom-shape draw:style-name="gr26" draw:text-style-name="P3" xml:id="id79" draw:id="id79" draw:layer="layout" svg:width="7.598cm" svg:height="4.7cm" svg:x="9.6cm" svg:y="23.2cm">
          <text:p text:style-name="P3">user 可決定</text:p>
          <text:p text:style-name="P3">只微調 dom(包含框架的做法)</text:p>
          <text:p text:style-name="P3"/>
          <text:p text:style-name="P3">還是進入重 render</text:p>
          <text:p text:style-name="P3">(全模板做法)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7.219cm" svg:y1="25.55cm" svg:x2="9.6cm" svg:y2="25.55cm" draw:start-shape="id78" draw:start-glue-point="1" draw:end-shape="id79" svg:d="M7219 25550h2381">
          <text:p/>
        </draw:connector>
        <draw:connector draw:style-name="gr8" draw:text-style-name="P1" draw:layer="layout" draw:type="lines" svg:x1="4.219cm" svg:y1="8.85cm" svg:x2="4.219cm" svg:y2="11.1cm" draw:start-shape="id74" draw:start-glue-point="2" draw:end-shape="id76" draw:end-glue-point="0" svg:d="M4219 8850v502 1247 501">
          <text:p/>
        </draw:connector>
        <draw:custom-shape draw:style-name="gr7" draw:text-style-name="P3" xml:id="id80" draw:id="id80" draw:layer="layout" svg:width="5cm" svg:height="2.8cm" svg:x="12.1cm" svg:y="4.3cm">
          <text:p text:style-name="P3"><text:span text:style-name="T1">user</text:span><text:span text:style-name="T1">下令重 </text:span><text:span text:style-name="T1">render</text:span></text:p>
          <text:p text:style-name="P3"><text:span text:style-name="T1">全模板做法</text:span></text:p>
          <text:p text:style-name="P3"><text:span text:style-name="T1"/></text:p>
          <text:p text:style-name="P3"><text:span text:style-name="T1">事件需重綁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1.698cm" svg:x1="17.198cm" svg:y1="25.55cm" svg:x2="17.1cm" svg:y2="5.7cm" draw:start-shape="id79" draw:start-glue-point="1" draw:end-shape="id80" draw:end-glue-point="1" svg:d="M17198 25550h2200v-19850h-2298">
          <text:p/>
        </draw:connector>
        <draw:custom-shape draw:style-name="gr1" draw:text-style-name="P1" xml:id="id82" draw:id="id82" draw:layer="layout" svg:width="6cm" svg:height="2cm" svg:x="1.219cm" svg:y="20.6cm">
          <text:p text:style-name="P1">onDestory</text:p>
          <text:p text:style-name="P1">(onUnMount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s" svg:x1="12.1cm" svg:y1="5.7cm" svg:x2="6.919cm" svg:y2="8.1cm" draw:start-shape="id80" draw:start-glue-point="3" draw:end-shape="id74" draw:end-glue-point="1" svg:d="M12100 5700h-501l-4178 2400h-502">
          <text:p/>
        </draw:connector>
        <draw:custom-shape draw:style-name="gr26" draw:text-style-name="P3" xml:id="id81" draw:id="id81" draw:layer="layout" svg:width="7.598cm" svg:height="2.3cm" svg:x="8.903cm" svg:y="11.5cm">
          <text:p text:style-name="P3">當cache的頁面</text:p>
          <text:p text:style-name="P3">重新掛上(onMount)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7.219cm" svg:y1="12.15cm" svg:x2="8.903cm" svg:y2="12.65cm" draw:start-shape="id76" draw:start-glue-point="1" draw:end-shape="id81" svg:d="M7219 12150c1263 0 421 500 1684 500">
          <text:p/>
        </draw:connector>
        <draw:custom-shape draw:style-name="gr26" draw:text-style-name="P3" xml:id="id83" draw:id="id83" draw:layer="layout" svg:width="7.598cm" svg:height="2.3cm" svg:x="8.904cm" svg:y="19.6cm">
          <text:p text:style-name="P3">當cache的頁面被移除</text:p>
          <text:p text:style-name="P3">(onUnMount)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7.219cm" svg:y1="21.6cm" svg:x2="8.904cm" svg:y2="20.75cm" draw:start-shape="id82" draw:start-glue-point="1" draw:end-shape="id83" draw:end-glue-point="3" svg:d="M7219 21600c1264 0 422-850 1685-850">
          <text:p/>
        </draw:connector>
        <draw:custom-shape draw:style-name="gr1" draw:text-style-name="P1" xml:id="id84" draw:id="id84" draw:layer="layout" svg:width="6cm" svg:height="1.3cm" svg:x="1.219cm" svg:y="16.3cm">
          <text:p text:style-name="P1">onWaited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draw:type="lines" svg:x1="4.219cm" svg:y1="13.2cm" svg:x2="4.219cm" svg:y2="16.3cm" draw:start-shape="id76" draw:start-glue-point="2" draw:end-shape="id84" svg:d="M4219 13200v501 2098 501">
          <text:p/>
        </draw:connector>
        <draw:connector draw:style-name="gr8" draw:text-style-name="P1" draw:layer="layout" draw:type="lines" svg:x1="4.219cm" svg:y1="17.6cm" svg:x2="4.219cm" svg:y2="20.6cm" draw:start-shape="id84" draw:start-glue-point="2" draw:end-shape="id82" draw:end-glue-point="0" svg:d="M4219 17600v501 1998 501">
          <text:p/>
        </draw:connector>
        <draw:custom-shape draw:style-name="gr26" draw:text-style-name="P3" draw:layer="layout" svg:width="7.598cm" svg:height="2.3cm" svg:x="8.904cm" svg:y="15.7cm">
          <text:p text:style-name="P3">若想在data.loaded前</text:p>
          <text:p text:style-name="P3">先顯示部分畫面</text:p>
          <text:p text:style-name="P3"/>
          <text:p text:style-name="P3">等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5" draw:id="id85" draw:layer="layout" svg:width="6cm" svg:height="1.3cm" svg:x="1.219cm" svg:y="1cm">
          <text:p text:style-name="P1">onWaiting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s" svg:x1="4.219cm" svg:y1="2.3cm" svg:x2="4.219cm" svg:y2="4cm" draw:start-shape="id85" draw:start-glue-point="2" draw:end-shape="id73" draw:end-glue-point="0" svg:d="M4219 2300v501 698 501">
          <text:p/>
        </draw:connector>
      </draw:page>
      <draw:page draw:name="page8" draw:style-name="dp1" draw:master-page-name="預設">
        <draw:custom-shape draw:style-name="gr1" draw:text-style-name="P1" draw:layer="layout" svg:width="6cm" svg:height="1.3cm" svg:x="1.239cm" svg:y="3.3cm">
          <text:p text:style-name="P1">onWa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1.3cm" svg:x="1.239cm" svg:y="6.6cm">
          <text:p text:style-name="P1">onWaited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預設">
        <draw:custom-shape draw:style-name="gr1" draw:text-style-name="P1" draw:layer="layout" svg:width="7cm" svg:height="2.2cm" svg:x="7.002cm" svg:y="13.752cm">
          <text:p text:style-name="P1">activity外主要的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預設">
        <draw:rect draw:style-name="gr28" draw:text-style-name="P1" draw:layer="layout" svg:width="5.3cm" svg:height="1.3cm" svg:x="1cm" svg:y="1.2cm">
          <text:p text:style-name="P1">mount</text:p>
        </draw:rect>
        <draw:rect draw:style-name="gr28" draw:text-style-name="P1" draw:layer="layout" svg:width="5.3cm" svg:height="1.3cm" svg:x="1cm" svg:y="3.7cm">
          <text:p text:style-name="P1">unmount</text:p>
        </draw:rect>
        <draw:rect draw:style-name="gr28" draw:text-style-name="P1" draw:layer="layout" svg:width="5.3cm" svg:height="1.3cm" svg:x="1cm" svg:y="6.3cm">
          <text:p text:style-name="P1">setData</text:p>
        </draw:rect>
        <draw:rect draw:style-name="gr28" draw:text-style-name="P1" draw:layer="layout" svg:width="5.3cm" svg:height="1.3cm" svg:x="1cm" svg:y="9.1cm">
          <text:p text:style-name="P1">waiting</text:p>
        </draw:rect>
        <draw:custom-shape draw:style-name="gr29" draw:text-style-name="P1" draw:layer="layout" svg:width="7cm" svg:height="2.4cm" svg:x="10.3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12T20:14:23.91</meta:creation-date>
    <meta:generator>OpenOffice/4.1.5$Win32 OpenOffice.org_project/415m1$Build-9789</meta:generator>
    <dc:date>2019-08-14T21:39:32.47</dc:date>
    <meta:editing-duration>PT4H49M18S</meta:editing-duration>
    <meta:editing-cycles>101</meta:editing-cycles>
    <meta:document-statistic meta:object-count="224"/>
  </office:meta>
</office:document-meta>
</file>